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Fira Mono" svg:font-family="'Fira Mono', 'Source Code Pro', monospace"/>
    <style:font-face style:name="Fira Sans" svg:font-family="'Fira Sans', 'Source Sans Pro', Helvetica, Arial, sans-serif"/>
    <style:font-face style:name="Mangal1" svg:font-family="Mangal"/>
    <style:font-face style:name="Times New Roman" svg:font-family="'Times New Roman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3c249"/>
    </style:style>
    <style:style style:name="P2" style:family="paragraph" style:parent-style-name="Title">
      <style:text-properties officeooo:rsid="0013c249" officeooo:paragraph-rsid="0013c249"/>
    </style:style>
    <style:style style:name="P3" style:family="paragraph" style:parent-style-name="Text_20_body">
      <style:text-properties officeooo:rsid="00143957" officeooo:paragraph-rsid="00143957"/>
    </style:style>
    <style:style style:name="P4" style:family="paragraph" style:parent-style-name="Text_20_body">
      <style:text-properties officeooo:paragraph-rsid="00143957"/>
    </style:style>
    <style:style style:name="P5" style:family="paragraph" style:parent-style-name="Text_20_body">
      <style:text-properties officeooo:rsid="0015a828" officeooo:paragraph-rsid="0015a828"/>
    </style:style>
    <style:style style:name="P6" style:family="paragraph" style:parent-style-name="Text_20_body">
      <style:text-properties officeooo:rsid="0019395f" officeooo:paragraph-rsid="0019395f"/>
    </style:style>
    <style:style style:name="P7" style:family="paragraph" style:parent-style-name="Text_20_body">
      <style:text-properties officeooo:paragraph-rsid="0019395f"/>
    </style:style>
    <style:style style:name="P8" style:family="paragraph" style:parent-style-name="Text_20_body">
      <style:paragraph-properties fo:margin-top="0cm" fo:margin-bottom="0cm" loext:contextual-spacing="false"/>
      <style:text-properties officeooo:rsid="0015a828" officeooo:paragraph-rsid="0015a828"/>
    </style:style>
    <style:style style:name="P9" style:family="paragraph" style:parent-style-name="Text_20_body">
      <style:paragraph-properties fo:margin-top="0cm" fo:margin-bottom="0cm" loext:contextual-spacing="false"/>
      <style:text-properties officeooo:rsid="0017770a" officeooo:paragraph-rsid="0017770a"/>
    </style:style>
    <style:style style:name="P10" style:family="paragraph" style:parent-style-name="Preformatted_20_Text">
      <style:paragraph-properties fo:margin-left="0cm" fo:margin-right="0cm" fo:widows="1" fo:text-indent="0cm" style:auto-text-indent="false" style:writing-mode="lr-tb"/>
      <style:text-properties fo:font-variant="normal" fo:text-transform="none" fo:color="#000000" fo:font-size="10pt" fo:letter-spacing="normal" fo:font-style="normal" fo:font-weight="normal"/>
    </style:style>
    <style:style style:name="P11" style:family="paragraph" style:parent-style-name="Preformatted_20_Text">
      <style:paragraph-properties fo:margin-left="0cm" fo:margin-right="0cm" fo:margin-top="0cm" fo:margin-bottom="0.499cm" loext:contextual-spacing="false" fo:widows="1" fo:text-indent="0cm" style:auto-text-indent="false" style:writing-mode="lr-tb"/>
      <style:text-properties fo:font-variant="normal" fo:text-transform="none" fo:color="#000000" fo:letter-spacing="normal" fo:font-style="normal" fo:font-weight="normal"/>
    </style:style>
    <style:style style:name="P12" style:family="paragraph" style:parent-style-name="Preformatted_20_Text">
      <style:paragraph-properties fo:margin-top="0cm" fo:margin-bottom="0.499cm" loext:contextual-spacing="false" fo:widows="1" style:writing-mode="lr-tb"/>
      <style:text-properties fo:font-variant="normal" fo:text-transform="none" fo:color="#000000" fo:letter-spacing="normal"/>
    </style:style>
    <style:style style:name="P13" style:family="paragraph" style:parent-style-name="Preformatted_20_Text">
      <style:paragraph-properties fo:widows="1" style:writing-mode="lr-tb"/>
      <style:text-properties fo:font-variant="normal" fo:text-transform="none" fo:color="#000000" fo:letter-spacing="normal" fo:font-style="normal" fo:font-weight="normal"/>
    </style:style>
    <style:style style:name="P14" style:family="paragraph" style:parent-style-name="Preformatted_20_Text">
      <style:paragraph-properties fo:widows="1" style:writing-mode="lr-tb"/>
      <style:text-properties fo:font-variant="normal" fo:text-transform="none" fo:color="#000000" fo:letter-spacing="normal"/>
    </style:style>
    <style:style style:name="P15" style:family="paragraph" style:parent-style-name="Preformatted_20_Text">
      <style:text-properties fo:font-variant="normal" fo:text-transform="none" fo:color="#000000" fo:font-size="10pt" fo:letter-spacing="normal" fo:font-style="normal" fo:font-weight="normal" officeooo:rsid="00210469" officeooo:paragraph-rsid="00210469"/>
    </style:style>
    <style:style style:name="P16" style:family="paragraph" style:parent-style-name="Preformatted_20_Text">
      <style:paragraph-properties fo:margin-left="0cm" fo:margin-right="0cm" fo:widows="1" fo:text-indent="0cm" style:auto-text-indent="false" style:writing-mode="lr-tb"/>
      <style:text-properties fo:font-variant="normal" fo:text-transform="none" fo:color="#000000" fo:font-size="10pt" fo:letter-spacing="normal" fo:font-style="normal" fo:font-weight="normal"/>
    </style:style>
    <style:style style:name="P17" style:family="paragraph" style:parent-style-name="Preformatted_20_Text">
      <style:paragraph-properties fo:margin-left="0cm" fo:margin-right="0cm" fo:widows="1" fo:text-indent="0cm" style:auto-text-indent="false" style:writing-mode="lr-tb"/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P18" style:family="paragraph" style:parent-style-name="Preformatted_20_Text">
      <style:paragraph-properties fo:margin-top="0cm" fo:margin-bottom="0.499cm" loext:contextual-spacing="false" fo:widows="1" style:writing-mode="lr-tb"/>
      <style:text-properties fo:font-variant="normal" fo:text-transform="none" fo:color="#000000" fo:letter-spacing="normal"/>
    </style:style>
    <style:style style:name="P19" style:family="paragraph" style:parent-style-name="Preformatted_20_Text">
      <style:paragraph-properties fo:margin-top="0cm" fo:margin-bottom="0.499cm" loext:contextual-spacing="false" fo:widows="1" style:writing-mode="lr-tb"/>
      <style:text-properties fo:font-variant="normal" fo:text-transform="none" fo:color="#000000" fo:font-size="10pt" fo:letter-spacing="normal" style:font-size-asian="10pt" style:font-size-complex="10pt"/>
    </style:style>
    <style:style style:name="P20" style:family="paragraph" style:parent-style-name="Preformatted_20_Text">
      <style:paragraph-properties fo:widows="1" style:writing-mode="lr-tb"/>
      <style:text-properties fo:font-variant="normal" fo:text-transform="none" fo:color="#000000" fo:letter-spacing="normal" fo:font-style="normal" fo:font-weight="normal"/>
    </style:style>
    <style:style style:name="P21" style:family="paragraph" style:parent-style-name="Preformatted_20_Text">
      <style:paragraph-properties fo:widows="1" style:writing-mode="lr-tb"/>
      <style:text-properties fo:font-variant="normal" fo:text-transform="none" fo:color="#000000" fo:letter-spacing="normal"/>
    </style:style>
    <style:style style:name="P22" style:family="paragraph" style:parent-style-name="Preformatted_20_Text">
      <style:paragraph-properties fo:widows="1" style:writing-mode="lr-tb"/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P23" style:family="paragraph" style:parent-style-name="Preformatted_20_Text">
      <style:paragraph-properties fo:widows="1" style:writing-mode="lr-tb"/>
      <style:text-properties fo:font-variant="normal" fo:text-transform="none" fo:color="#000000" fo:font-size="10pt" fo:letter-spacing="normal" style:font-size-asian="10pt" style:font-size-complex="10pt"/>
    </style:style>
    <style:style style:name="P24" style:family="paragraph" style:parent-style-name="Text_20_body">
      <style:paragraph-properties fo:margin-top="0cm" fo:margin-bottom="0cm" loext:contextual-spacing="false"/>
      <style:text-properties officeooo:rsid="0015a828" officeooo:paragraph-rsid="0017770a"/>
    </style:style>
    <style:style style:name="P25" style:family="paragraph" style:parent-style-name="Text_20_body">
      <style:paragraph-properties fo:margin-top="0cm" fo:margin-bottom="0cm" loext:contextual-spacing="false"/>
      <style:text-properties fo:font-variant="normal" fo:text-transform="none" fo:color="#000000" fo:font-size="10pt" fo:letter-spacing="normal" fo:font-style="normal" fo:font-weight="normal" officeooo:paragraph-rsid="0017770a"/>
    </style:style>
    <style:style style:name="P26" style:family="paragraph" style:parent-style-name="Text_20_body">
      <style:text-properties officeooo:rsid="0019395f" officeooo:paragraph-rsid="0019395f"/>
    </style:style>
    <style:style style:name="P27" style:family="paragraph" style:parent-style-name="Text_20_body">
      <style:text-properties officeooo:rsid="0019395f" officeooo:paragraph-rsid="0020f672"/>
    </style:style>
    <style:style style:name="P28" style:family="paragraph" style:parent-style-name="Text_20_body">
      <style:text-properties officeooo:rsid="001bdad8" officeooo:paragraph-rsid="001bdad8"/>
    </style:style>
    <style:style style:name="P29" style:family="paragraph" style:parent-style-name="Text_20_body">
      <style:text-properties officeooo:rsid="001f7d21" officeooo:paragraph-rsid="001f7d21"/>
    </style:style>
    <style:style style:name="P30" style:family="paragraph" style:parent-style-name="Text_20_body">
      <style:text-properties officeooo:rsid="0020f672" officeooo:paragraph-rsid="0020f672"/>
    </style:style>
    <style:style style:name="P31" style:family="paragraph" style:parent-style-name="Text_20_body">
      <style:text-properties officeooo:rsid="00210469" officeooo:paragraph-rsid="00210469"/>
    </style:style>
    <style:style style:name="P32" style:family="paragraph" style:parent-style-name="Text_20_body">
      <style:text-properties officeooo:rsid="00229501" officeooo:paragraph-rsid="00229501"/>
    </style:style>
    <style:style style:name="P33" style:family="paragraph" style:parent-style-name="Text_20_body">
      <style:text-properties officeooo:paragraph-rsid="00229501"/>
    </style:style>
    <style:style style:name="P34" style:family="paragraph" style:parent-style-name="Text_20_body">
      <style:text-properties officeooo:rsid="00234be3" officeooo:paragraph-rsid="00234be3"/>
    </style:style>
    <style:style style:name="P35" style:family="paragraph" style:parent-style-name="Text_20_body">
      <style:text-properties officeooo:rsid="00234be3" officeooo:paragraph-rsid="00245482"/>
    </style:style>
    <style:style style:name="P36" style:family="paragraph" style:parent-style-name="Text_20_body">
      <style:text-properties officeooo:rsid="0024bddd" officeooo:paragraph-rsid="0024bddd"/>
    </style:style>
    <style:style style:name="P37" style:family="paragraph" style:parent-style-name="Text_20_body">
      <style:text-properties officeooo:rsid="002843f3" officeooo:paragraph-rsid="002843f3"/>
    </style:style>
    <style:style style:name="P38" style:family="paragraph" style:parent-style-name="Text_20_body">
      <style:text-properties fo:font-size="10pt" officeooo:paragraph-rsid="002843f3" style:font-size-asian="10pt" style:font-size-complex="10pt"/>
    </style:style>
    <style:style style:name="P39" style:family="paragraph" style:parent-style-name="Text_20_body">
      <style:text-properties style:text-underline-style="solid" style:text-underline-width="auto" style:text-underline-color="font-color" fo:font-weight="bold" officeooo:paragraph-rsid="002843f3" style:font-weight-asian="bold" style:font-weight-complex="bold"/>
    </style:style>
    <style:style style:name="P40" style:family="paragraph" style:parent-style-name="Text_20_body">
      <style:paragraph-properties fo:margin-left="0cm" fo:margin-right="0cm" fo:widows="1" fo:text-indent="0cm" style:auto-text-indent="false"/>
      <style:text-properties fo:font-size="12pt" officeooo:rsid="002ae057" officeooo:paragraph-rsid="002ae057" style:font-size-asian="12pt" style:font-size-complex="12pt"/>
    </style:style>
    <style:style style:name="P41" style:family="paragraph" style:parent-style-name="Text_20_body">
      <style:paragraph-properties fo:margin-left="0cm" fo:margin-right="0cm" fo:widows="1" fo:text-indent="0cm" style:auto-text-indent="false"/>
      <style:text-properties fo:font-size="12pt" officeooo:rsid="002bff87" officeooo:paragraph-rsid="002c850f" style:font-size-asian="12pt" style:font-size-complex="12pt"/>
    </style:style>
    <style:style style:name="P42" style:family="paragraph" style:parent-style-name="Text_20_body">
      <style:paragraph-properties fo:margin-left="0cm" fo:margin-right="0cm" fo:widows="1" fo:text-indent="0cm" style:auto-text-indent="false"/>
      <style:text-properties fo:font-size="12pt" officeooo:rsid="002c850f" officeooo:paragraph-rsid="002c850f" style:font-size-asian="12pt" style:font-size-complex="12pt"/>
    </style:style>
    <style:style style:name="P43" style:family="paragraph" style:parent-style-name="Text_20_body">
      <style:paragraph-properties fo:margin-left="0cm" fo:margin-right="0cm" fo:widows="1" fo:text-indent="0cm" style:auto-text-indent="false"/>
      <style:text-properties fo:font-size="12pt" style:text-underline-style="solid" style:text-underline-width="auto" style:text-underline-color="font-color" fo:font-weight="bold" officeooo:rsid="002ae057" officeooo:paragraph-rsid="002ae057" style:font-size-asian="12pt" style:font-weight-asian="bold" style:font-size-complex="12pt" style:font-weight-complex="bold"/>
    </style:style>
    <style:style style:name="P44" style:family="paragraph" style:parent-style-name="Text_20_body">
      <style:paragraph-properties fo:margin-left="0cm" fo:margin-right="0cm" fo:widows="1" fo:text-indent="0cm" style:auto-text-indent="false"/>
      <style:text-properties fo:font-size="10pt" style:font-size-asian="10pt" style:font-size-complex="10pt"/>
    </style:style>
    <style:style style:name="T1" style:family="text">
      <style:text-properties officeooo:rsid="00143957"/>
    </style:style>
    <style:style style:name="T2" style:family="text">
      <style:text-properties fo:font-variant="normal" fo:text-transform="none" fo:color="#333333" style:font-name="Fira Sans" fo:font-size="12pt" fo:letter-spacing="normal" fo:font-style="normal" fo:font-weight="normal"/>
    </style:style>
    <style:style style:name="T3" style:family="text">
      <style:text-properties fo:font-variant="normal" fo:text-transform="none" fo:color="#333333" style:font-name="Fira Mono" fo:font-size="12pt" fo:letter-spacing="normal" fo:font-style="normal" fo:font-weight="bold"/>
    </style:style>
    <style:style style:name="T4" style:family="text">
      <style:text-properties fo:font-variant="normal" fo:text-transform="none" fo:color="#333333" fo:letter-spacing="normal"/>
    </style:style>
    <style:style style:name="T5" style:family="text">
      <style:text-properties fo:font-variant="normal" fo:text-transform="none" fo:color="#000000" fo:font-size="10pt" fo:letter-spacing="normal" fo:font-style="normal" fo:font-weight="normal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variant="normal" fo:text-transform="none" fo:color="#000000" fo:letter-spacing="normal" fo:font-style="italic" fo:font-weight="normal"/>
    </style:style>
    <style:style style:name="T8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9" style:family="text">
      <style:text-properties fo:font-variant="normal" fo:text-transform="none" fo:color="#cc0000" fo:letter-spacing="normal" fo:font-style="normal" fo:font-weight="normal"/>
    </style:style>
    <style:style style:name="T10" style:family="text">
      <style:text-properties fo:font-style="normal" fo:font-weight="normal"/>
    </style:style>
    <style:style style:name="T11" style:family="text">
      <style:text-properties fo:font-style="normal" fo:font-weight="bold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Liberation Serif" fo:font-weight="bold" style:font-weight-asian="bold" style:font-weight-complex="bold"/>
    </style:style>
    <style:style style:name="T15" style:family="text">
      <style:text-properties style:font-name="Liberation Serif" fo:font-weight="bold" officeooo:rsid="0015a828" style:font-weight-asian="bold" style:font-weight-complex="bold"/>
    </style:style>
    <style:style style:name="T16" style:family="text">
      <style:text-properties officeooo:rsid="00158804"/>
    </style:style>
    <style:style style:name="T17" style:family="text">
      <style:text-properties officeooo:rsid="0015a828"/>
    </style:style>
    <style:style style:name="T18" style:family="text">
      <style:text-properties fo:font-style="italic"/>
    </style:style>
    <style:style style:name="T19" style:family="text">
      <style:text-properties fo:font-style="italic" fo:font-weight="normal"/>
    </style:style>
    <style:style style:name="T20" style:family="text">
      <style:text-properties fo:font-size="10pt"/>
    </style:style>
    <style:style style:name="T21" style:family="text">
      <style:text-properties fo:font-size="10pt" fo:font-style="normal" fo:font-weight="normal"/>
    </style:style>
    <style:style style:name="T22" style:family="text">
      <style:text-properties fo:color="#888a85" fo:font-style="normal" fo:font-weight="normal"/>
    </style:style>
    <style:style style:name="T23" style:family="text">
      <style:text-properties fo:color="#cc0000"/>
    </style:style>
    <style:style style:name="T24" style:family="text">
      <style:text-properties fo:color="#cc0000" fo:font-style="normal" fo:font-weight="normal"/>
    </style:style>
    <style:style style:name="T25" style:family="text">
      <style:text-properties fo:color="#4e9a06" fo:font-style="normal" fo:font-weight="normal"/>
    </style:style>
    <style:style style:name="T26" style:family="text">
      <style:text-properties fo:color="#3465a4"/>
    </style:style>
    <style:style style:name="T27" style:family="text">
      <style:text-properties officeooo:rsid="001f7d21"/>
    </style:style>
    <style:style style:name="T28" style:family="text">
      <style:text-properties officeooo:rsid="0020f672"/>
    </style:style>
    <style:style style:name="T29" style:family="text">
      <style:text-properties officeooo:rsid="00229501"/>
    </style:style>
    <style:style style:name="T30" style:family="text">
      <style:text-properties officeooo:rsid="00234be3"/>
    </style:style>
    <style:style style:name="T31" style:family="text">
      <style:text-properties style:text-underline-style="solid" style:text-underline-width="auto" style:text-underline-color="font-color" fo:font-weight="bold" officeooo:rsid="00234be3" style:font-weight-asian="bold" style:font-weight-complex="bold"/>
    </style:style>
    <style:style style:name="T32" style:family="text">
      <style:text-properties officeooo:rsid="00245482"/>
    </style:style>
    <style:style style:name="T33" style:family="text">
      <style:text-properties officeooo:rsid="002843f3"/>
    </style:style>
    <style:style style:name="T34" style:family="text">
      <style:text-properties officeooo:rsid="002c85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D1-<text:span text:style-name="T1">2</text:span> WIM 2</text:p>
      <text:p text:style-name="P3">Exercice 1 :</text:p>
      <text:p text:style-name="P3"><text:tab/>A – Etudes de la fonction parse_url </text:p>
      <text:p text:style-name="P4"><text:span text:style-name="T1">1)</text:span><text:span text:style-name="T13"> </text:span><text:span text:style-name="T14">mixed </text:span><text:span text:style-name="Strong_20_Emphasis"><text:span text:style-name="T14">parse_url </text:span></text:span><text:span text:style-name="Strong_20_Emphasis"><text:span text:style-name="T15">(</text:span></text:span><text:span text:style-name="T14"> string </text:span><text:span text:style-name="Source_20_Text"><text:span text:style-name="T14">$url </text:span></text:span><text:span text:style-name="T14">[, int </text:span><text:span text:style-name="Source_20_Text"><text:span text:style-name="T14">$component </text:span></text:span><text:span text:style-name="T14">= -1 ] ) </text:span></text:p>
      <text:p text:style-name="P3">La fonction parse_url retourne tous les éléments <text:span text:style-name="T16">présents</text:span> d’une URL <text:span text:style-name="T16">sous forme de tableau associatif,</text:span> après l’avoir analyser.</text:p>
      <text:p text:style-name="Text_20_body"><text:span text:style-name="T17">Le premier paramètre « url » correspond à l’URL à analyser. Le deuxième paramètre « component » </text:span>peut être une des constantes parmi :<text:span text:style-name="T2"> </text:span><text:span text:style-name="Strong_20_Emphasis"><text:span text:style-name="Source_20_Text"><text:span text:style-name="T3">PHP_URL_SCHEME</text:span></text:span></text:span><text:span text:style-name="T2">,</text:span><text:span text:style-name="Strong_20_Emphasis"><text:span text:style-name="Source_20_Text"><text:span text:style-name="T3">PHP_URL_HOST</text:span></text:span></text:span><text:span text:style-name="T2">, </text:span><text:span text:style-name="Strong_20_Emphasis"><text:span text:style-name="Source_20_Text"><text:span text:style-name="T3">PHP_URL_PORT</text:span></text:span></text:span><text:span text:style-name="T2">, </text:span><text:span text:style-name="Strong_20_Emphasis"><text:span text:style-name="Source_20_Text"><text:span text:style-name="T3">PHP_URL_USER</text:span></text:span></text:span><text:span text:style-name="T2">, </text:span><text:span text:style-name="Strong_20_Emphasis"><text:span text:style-name="Source_20_Text"><text:span text:style-name="T3">PHP_URL_PASS</text:span></text:span></text:span><text:span text:style-name="T2">,</text:span><text:span text:style-name="Strong_20_Emphasis"><text:span text:style-name="Source_20_Text"><text:span text:style-name="T3">PHP_URL_PATH</text:span></text:span></text:span><text:span text:style-name="T2">, </text:span><text:span text:style-name="Strong_20_Emphasis"><text:span text:style-name="Source_20_Text"><text:span text:style-name="T3">PHP_URL_QUERY</text:span></text:span></text:span><text:span text:style-name="T4"> </text:span><text:span text:style-name="T2">ou </text:span><text:span text:style-name="Strong_20_Emphasis"><text:span text:style-name="Source_20_Text"><text:span text:style-name="T3">PHP_URL_FRAGMENT</text:span></text:span></text:span> <text:line-break/><text:span text:style-name="T17">Toutes ces constantes permettent de récupérer uniquement une partie de l’URL en chaine de caractères.</text:span></text:p>
      <text:p text:style-name="P5">Pour les URL vraiment mal formées, parse_url() peut retourner FALSE.<text:line-break/>Le paramètre component retourne un tableau associatif s’il est omis.<text:line-break/>Il retourne une string s’il est spécifiée au lieu d’un tableau. S’il n’existe pas dans l’URL, il retourne NULL.</text:p>
      <text:p text:style-name="P24">2) Résultat :</text:p>
      <text:p text:style-name="P25">C:\wamp\www\WIM2_BOURDON_Lois\ex1\test_parse_url_1.php:12:</text:p>
      <text:p text:style-name="P13"><text:span text:style-name="T12">array</text:span> <text:span text:style-name="T18">(size=7)</text:span></text:p>
      <text:p text:style-name="P14"><text:s text:c="2"/><text:span text:style-name="T10">'scheme' </text:span><text:span text:style-name="T22">=&gt;</text:span><text:span text:style-name="T10"> </text:span><text:span text:style-name="T21">string</text:span><text:span text:style-name="T10"> </text:span><text:span text:style-name="T24">'http'</text:span><text:span text:style-name="T10"> </text:span><text:span text:style-name="T19">(length=4)</text:span></text:p>
      <text:p text:style-name="P14"><text:s text:c="2"/><text:span text:style-name="T10">'host' </text:span><text:span text:style-name="T22">=&gt;</text:span><text:span text:style-name="T10"> </text:span><text:span text:style-name="T21">string</text:span><text:span text:style-name="T10"> </text:span><text:span text:style-name="T24">'hostname.com'</text:span><text:span text:style-name="T10"> </text:span><text:span text:style-name="T19">(length=12)</text:span></text:p>
      <text:p text:style-name="P14"><text:s text:c="2"/><text:span text:style-name="T10">'user' </text:span><text:span text:style-name="T22">=&gt;</text:span><text:span text:style-name="T10"> </text:span><text:span text:style-name="T21">string</text:span><text:span text:style-name="T10"> </text:span><text:span text:style-name="T24">'username'</text:span><text:span text:style-name="T10"> </text:span><text:span text:style-name="T19">(length=8)</text:span></text:p>
      <text:p text:style-name="P14"><text:s text:c="2"/><text:span text:style-name="T10">'pass' </text:span><text:span text:style-name="T22">=&gt;</text:span><text:span text:style-name="T10"> </text:span><text:span text:style-name="T21">string</text:span><text:span text:style-name="T10"> </text:span><text:span text:style-name="T24">'password'</text:span><text:span text:style-name="T10"> </text:span><text:span text:style-name="T19">(length=8)</text:span></text:p>
      <text:p text:style-name="P14"><text:s text:c="2"/><text:span text:style-name="T10">'path' </text:span><text:span text:style-name="T22">=&gt;</text:span><text:span text:style-name="T10"> </text:span><text:span text:style-name="T21">string</text:span><text:span text:style-name="T10"> </text:span><text:span text:style-name="T24">'/path/file.php'</text:span><text:span text:style-name="T10"> </text:span><text:span text:style-name="T19">(length=14)</text:span></text:p>
      <text:p text:style-name="P14"><text:s text:c="2"/><text:span text:style-name="T10">'query' </text:span><text:span text:style-name="T22">=&gt;</text:span><text:span text:style-name="T10"> </text:span><text:span text:style-name="T21">string</text:span><text:span text:style-name="T10"> </text:span><text:span text:style-name="T24">'arg1=value2'</text:span><text:span text:style-name="T10"> </text:span><text:span text:style-name="T19">(length=11)</text:span></text:p>
      <text:p text:style-name="P12"><text:s text:c="2"/><text:span text:style-name="T10">'fragment' </text:span><text:span text:style-name="T22">=&gt;</text:span><text:span text:style-name="T10"> </text:span><text:span text:style-name="T21">string</text:span><text:span text:style-name="T10"> </text:span><text:span text:style-name="T24">'anchor'</text:span><text:span text:style-name="T10"> </text:span><text:span text:style-name="T19">(length=6)</text:span></text:p>
      <text:p text:style-name="P10">C:\wamp\www\WIM2_BOURDON_Lois\ex1\test_parse_url_1.php:12:</text:p>
      <text:p text:style-name="P13"><text:span text:style-name="T12">array</text:span> <text:span text:style-name="T18">(size=7)</text:span></text:p>
      <text:p text:style-name="P14"><text:s text:c="2"/><text:span text:style-name="T10">'scheme' </text:span><text:span text:style-name="T22">=&gt;</text:span><text:span text:style-name="T10"> </text:span><text:span text:style-name="T21">string</text:span><text:span text:style-name="T10"> </text:span><text:span text:style-name="T24">'http'</text:span><text:span text:style-name="T10"> </text:span><text:span text:style-name="T19">(length=4)</text:span></text:p>
      <text:p text:style-name="P14"><text:s text:c="2"/><text:span text:style-name="T10">'host' </text:span><text:span text:style-name="T22">=&gt;</text:span><text:span text:style-name="T10"> </text:span><text:span text:style-name="T21">string</text:span><text:span text:style-name="T10"> </text:span><text:span text:style-name="T24">'hostname.com'</text:span><text:span text:style-name="T10"> </text:span><text:span text:style-name="T19">(length=12)</text:span></text:p>
      <text:p text:style-name="P14"><text:s text:c="2"/><text:span text:style-name="T10">'user' </text:span><text:span text:style-name="T22">=&gt;</text:span><text:span text:style-name="T10"> </text:span><text:span text:style-name="T21">string</text:span><text:span text:style-name="T10"> </text:span><text:span text:style-name="T24">'username'</text:span><text:span text:style-name="T10"> </text:span><text:span text:style-name="T19">(length=8)</text:span></text:p>
      <text:p text:style-name="P14"><text:s text:c="2"/><text:span text:style-name="T10">'pass' </text:span><text:span text:style-name="T22">=&gt;</text:span><text:span text:style-name="T10"> </text:span><text:span text:style-name="T21">string</text:span><text:span text:style-name="T10"> </text:span><text:span text:style-name="T24">'password'</text:span><text:span text:style-name="T10"> </text:span><text:span text:style-name="T19">(length=8)</text:span></text:p>
      <text:p text:style-name="P14"><text:s text:c="2"/><text:span text:style-name="T10">'path' </text:span><text:span text:style-name="T22">=&gt;</text:span><text:span text:style-name="T10"> </text:span><text:span text:style-name="T21">string</text:span><text:span text:style-name="T10"> </text:span><text:span text:style-name="T24">'/path/file.php'</text:span><text:span text:style-name="T10"> </text:span><text:span text:style-name="T19">(length=14)</text:span></text:p>
      <text:p text:style-name="P14"><text:s text:c="2"/><text:span text:style-name="T10">'query' </text:span><text:span text:style-name="T22">=&gt;</text:span><text:span text:style-name="T10"> </text:span><text:span text:style-name="T21">string</text:span><text:span text:style-name="T10"> </text:span><text:span text:style-name="T24">'arg1=value1&amp;arg2=value2'</text:span><text:span text:style-name="T10"> </text:span><text:span text:style-name="T19">(length=23)</text:span></text:p>
      <text:p text:style-name="P12"><text:s text:c="2"/><text:span text:style-name="T10">'fragment' </text:span><text:span text:style-name="T22">=&gt;</text:span><text:span text:style-name="T10"> </text:span><text:span text:style-name="T21">string</text:span><text:span text:style-name="T10"> </text:span><text:span text:style-name="T24">'anchor'</text:span><text:span text:style-name="T10"> </text:span><text:span text:style-name="T19">(length=6)</text:span></text:p>
      <text:p text:style-name="P10">C:\wamp\www\WIM2_BOURDON_Lois\ex1\test_parse_url_1.php:12:</text:p>
      <text:p text:style-name="P13"><text:span text:style-name="T12">array</text:span> <text:span text:style-name="T18">(size=6)</text:span></text:p>
      <text:p text:style-name="P14"><text:s text:c="2"/><text:span text:style-name="T10">'scheme' </text:span><text:span text:style-name="T22">=&gt;</text:span><text:span text:style-name="T10"> </text:span><text:span text:style-name="T21">string</text:span><text:span text:style-name="T10"> </text:span><text:span text:style-name="T24">'http'</text:span><text:span text:style-name="T10"> </text:span><text:span text:style-name="T19">(length=4)</text:span></text:p>
      <text:p text:style-name="P14"><text:s text:c="2"/><text:span text:style-name="T10">'host' </text:span><text:span text:style-name="T22">=&gt;</text:span><text:span text:style-name="T10"> </text:span><text:span text:style-name="T21">string</text:span><text:span text:style-name="T10"> </text:span><text:span text:style-name="T24">'hostname.com'</text:span><text:span text:style-name="T10"> </text:span><text:span text:style-name="T19">(length=12)</text:span></text:p>
      <text:p text:style-name="P14"><text:s text:c="2"/><text:span text:style-name="T10">'port' </text:span><text:span text:style-name="T22">=&gt;</text:span><text:span text:style-name="T10"> </text:span><text:span text:style-name="T21">int</text:span><text:span text:style-name="T10"> </text:span><text:span text:style-name="T25">8080</text:span></text:p>
      <text:p text:style-name="P14"><text:s text:c="2"/><text:span text:style-name="T10">'path' </text:span><text:span text:style-name="T22">=&gt;</text:span><text:span text:style-name="T10"> </text:span><text:span text:style-name="T21">string</text:span><text:span text:style-name="T10"> </text:span><text:span text:style-name="T24">'/path/file.php'</text:span><text:span text:style-name="T10"> </text:span><text:span text:style-name="T19">(length=14)</text:span></text:p>
      <text:p text:style-name="P14"><text:s text:c="2"/><text:span text:style-name="T10">'query' </text:span><text:span text:style-name="T22">=&gt;</text:span><text:span text:style-name="T10"> </text:span><text:span text:style-name="T21">string</text:span><text:span text:style-name="T10"> </text:span><text:span text:style-name="T24">'arg1=value1&amp;arg2=value2'</text:span><text:span text:style-name="T10"> </text:span><text:span text:style-name="T19">(length=23)</text:span></text:p>
      <text:p text:style-name="P12"><text:s text:c="2"/><text:span text:style-name="T10">'fragment' </text:span><text:span text:style-name="T22">=&gt;</text:span><text:span text:style-name="T10"> </text:span><text:span text:style-name="T21">string</text:span><text:span text:style-name="T10"> </text:span><text:span text:style-name="T24">'anchor'</text:span><text:span text:style-name="T10"> </text:span><text:span text:style-name="T19">(length=6)</text:span></text:p>
      <text:p text:style-name="P10"><text:soft-page-break/>C:\wamp\www\WIM2_BOURDON_Lois\ex1\test_parse_url_1.php:12:</text:p>
      <text:p text:style-name="P13"><text:span text:style-name="T12">array</text:span> <text:span text:style-name="T18">(size=5)</text:span></text:p>
      <text:p text:style-name="P14"><text:s text:c="2"/><text:span text:style-name="T10">'scheme' </text:span><text:span text:style-name="T22">=&gt;</text:span><text:span text:style-name="T10"> </text:span><text:span text:style-name="T21">string</text:span><text:span text:style-name="T10"> </text:span><text:span text:style-name="T24">'http'</text:span><text:span text:style-name="T10"> </text:span><text:span text:style-name="T19">(length=4)</text:span></text:p>
      <text:p text:style-name="P14"><text:s text:c="2"/><text:span text:style-name="T10">'host' </text:span><text:span text:style-name="T22">=&gt;</text:span><text:span text:style-name="T10"> </text:span><text:span text:style-name="T21">string</text:span><text:span text:style-name="T10"> </text:span><text:span text:style-name="T24">'subdom.hostname.com'</text:span><text:span text:style-name="T10"> </text:span><text:span text:style-name="T19">(length=19)</text:span></text:p>
      <text:p text:style-name="P14"><text:s text:c="2"/><text:span text:style-name="T10">'path' </text:span><text:span text:style-name="T22">=&gt;</text:span><text:span text:style-name="T10"> </text:span><text:span text:style-name="T21">string</text:span><text:span text:style-name="T10"> </text:span><text:span text:style-name="T24">'/path/file.php'</text:span><text:span text:style-name="T10"> </text:span><text:span text:style-name="T19">(length=14)</text:span></text:p>
      <text:p text:style-name="P14"><text:s text:c="2"/><text:span text:style-name="T10">'query' </text:span><text:span text:style-name="T22">=&gt;</text:span><text:span text:style-name="T10"> </text:span><text:span text:style-name="T21">string</text:span><text:span text:style-name="T10"> </text:span><text:span text:style-name="T24">'arg1=value1&amp;arg2=value2'</text:span><text:span text:style-name="T10"> </text:span><text:span text:style-name="T19">(length=23)</text:span></text:p>
      <text:p text:style-name="P12"><text:s text:c="2"/><text:span text:style-name="T10">'fragment' </text:span><text:span text:style-name="T22">=&gt;</text:span><text:span text:style-name="T10"> </text:span><text:span text:style-name="T21">string</text:span><text:span text:style-name="T10"> </text:span><text:span text:style-name="T24">'anchor'</text:span><text:span text:style-name="T10"> </text:span><text:span text:style-name="T19">(length=6)</text:span></text:p>
      <text:p text:style-name="P10">C:\wamp\www\WIM2_BOURDON_Lois\ex1\test_parse_url_1.php:12:</text:p>
      <text:p text:style-name="P13"><text:span text:style-name="T12">array</text:span> <text:span text:style-name="T18">(size=5)</text:span></text:p>
      <text:p text:style-name="P14"><text:s text:c="2"/><text:span text:style-name="T10">'scheme' </text:span><text:span text:style-name="T22">=&gt;</text:span><text:span text:style-name="T10"> </text:span><text:span text:style-name="T21">string</text:span><text:span text:style-name="T10"> </text:span><text:span text:style-name="T24">'http'</text:span><text:span text:style-name="T10"> </text:span><text:span text:style-name="T19">(length=4)</text:span></text:p>
      <text:p text:style-name="P14"><text:s text:c="2"/><text:span text:style-name="T10">'host' </text:span><text:span text:style-name="T22">=&gt;</text:span><text:span text:style-name="T10"> </text:span><text:span text:style-name="T21">string</text:span><text:span text:style-name="T10"> </text:span><text:span text:style-name="T24">'www.example.com'</text:span><text:span text:style-name="T10"> </text:span><text:span text:style-name="T19">(length=15)</text:span></text:p>
      <text:p text:style-name="P14"><text:s text:c="2"/><text:span text:style-name="T10">'path' </text:span><text:span text:style-name="T22">=&gt;</text:span><text:span text:style-name="T10"> </text:span><text:span text:style-name="T21">string</text:span><text:span text:style-name="T10"> </text:span><text:span text:style-name="T24">'/path/file.php'</text:span><text:span text:style-name="T10"> </text:span><text:span text:style-name="T19">(length=14)</text:span></text:p>
      <text:p text:style-name="P14"><text:s text:c="2"/><text:span text:style-name="T10">'query' </text:span><text:span text:style-name="T22">=&gt;</text:span><text:span text:style-name="T10"> </text:span><text:span text:style-name="T21">string</text:span><text:span text:style-name="T10"> </text:span><text:span text:style-name="T24">'arg1=value1&amp;arg2=value2'</text:span><text:span text:style-name="T10"> </text:span><text:span text:style-name="T19">(length=23)</text:span></text:p>
      <text:p text:style-name="P12"><text:s text:c="2"/><text:span text:style-name="T10">'fragment' </text:span><text:span text:style-name="T22">=&gt;</text:span><text:span text:style-name="T10"> </text:span><text:span text:style-name="T21">string</text:span><text:span text:style-name="T10"> </text:span><text:span text:style-name="T24">'anchor'</text:span><text:span text:style-name="T10"> </text:span><text:span text:style-name="T19">(length=6)</text:span></text:p>
      <text:p text:style-name="P10">C:\wamp\www\WIM2_BOURDON_Lois\ex1\test_parse_url_1.php:12:</text:p>
      <text:p text:style-name="P13"><text:span text:style-name="T12">array</text:span> <text:span text:style-name="T18">(size=5)</text:span></text:p>
      <text:p text:style-name="P14"><text:s text:c="2"/><text:span text:style-name="T10">'scheme' </text:span><text:span text:style-name="T22">=&gt;</text:span><text:span text:style-name="T10"> </text:span><text:span text:style-name="T21">string</text:span><text:span text:style-name="T10"> </text:span><text:span text:style-name="T24">'http'</text:span><text:span text:style-name="T10"> </text:span><text:span text:style-name="T19">(length=4)</text:span></text:p>
      <text:p text:style-name="P14"><text:s text:c="2"/><text:span text:style-name="T10">'host' </text:span><text:span text:style-name="T22">=&gt;</text:span><text:span text:style-name="T10"> </text:span><text:span text:style-name="T21">string</text:span><text:span text:style-name="T10"> </text:span><text:span text:style-name="T24">'www.example.com'</text:span><text:span text:style-name="T10"> </text:span><text:span text:style-name="T19">(length=15)</text:span></text:p>
      <text:p text:style-name="P14"><text:s text:c="2"/><text:span text:style-name="T10">'path' </text:span><text:span text:style-name="T22">=&gt;</text:span><text:span text:style-name="T10"> </text:span><text:span text:style-name="T21">string</text:span><text:span text:style-name="T10"> </text:span><text:span text:style-name="T24">'/path/file.php'</text:span><text:span text:style-name="T10"> </text:span><text:span text:style-name="T19">(length=14)</text:span></text:p>
      <text:p text:style-name="P14"><text:s text:c="2"/><text:span text:style-name="T10">'query' </text:span><text:span text:style-name="T22">=&gt;</text:span><text:span text:style-name="T10"> </text:span><text:span text:style-name="T21">string</text:span><text:span text:style-name="T10"> </text:span><text:span text:style-name="T24">'arg1=value1&amp;arg2=value2'</text:span><text:span text:style-name="T10"> </text:span><text:span text:style-name="T19">(length=23)</text:span></text:p>
      <text:p text:style-name="P12"><text:s text:c="2"/><text:span text:style-name="T10">'fragment' </text:span><text:span text:style-name="T22">=&gt;</text:span><text:span text:style-name="T10"> </text:span><text:span text:style-name="T21">string</text:span><text:span text:style-name="T10"> </text:span><text:span text:style-name="T24">'anchor'</text:span><text:span text:style-name="T10"> </text:span><text:span text:style-name="T19">(length=6)</text:span></text:p>
      <text:p text:style-name="P10">C:\wamp\www\WIM2_BOURDON_Lois\ex1\test_parse_url_1.php:12:</text:p>
      <text:p text:style-name="P13"><text:span text:style-name="T12">array</text:span> <text:span text:style-name="T18">(size=3)</text:span></text:p>
      <text:p text:style-name="P14"><text:s text:c="2"/><text:span text:style-name="T10">'path' </text:span><text:span text:style-name="T22">=&gt;</text:span><text:span text:style-name="T10"> </text:span><text:span text:style-name="T21">string</text:span><text:span text:style-name="T10"> </text:span><text:span text:style-name="T24">'/path/file.php'</text:span><text:span text:style-name="T10"> </text:span><text:span text:style-name="T19">(length=14)</text:span></text:p>
      <text:p text:style-name="P14"><text:s text:c="2"/><text:span text:style-name="T10">'query' </text:span><text:span text:style-name="T22">=&gt;</text:span><text:span text:style-name="T10"> </text:span><text:span text:style-name="T21">string</text:span><text:span text:style-name="T10"> </text:span><text:span text:style-name="T24">'arg[]=value1&amp;arg[]=value2'</text:span><text:span text:style-name="T10"> </text:span><text:span text:style-name="T19">(length=25)</text:span></text:p>
      <text:p text:style-name="P12"><text:s text:c="2"/><text:span text:style-name="T10">'fragment' </text:span><text:span text:style-name="T22">=&gt;</text:span><text:span text:style-name="T10"> </text:span><text:span text:style-name="T21">string</text:span><text:span text:style-name="T10"> </text:span><text:span text:style-name="T24">'anchor'</text:span><text:span text:style-name="T10"> </text:span><text:span text:style-name="T19">(length=6)</text:span></text:p>
      <text:p text:style-name="P10">C:\wamp\www\WIM2_BOURDON_Lois\ex1\test_parse_url_1.php:12:</text:p>
      <text:p text:style-name="P13"><text:span text:style-name="T12">array</text:span> <text:span text:style-name="T18">(size=3)</text:span></text:p>
      <text:p text:style-name="P14"><text:s text:c="2"/><text:span text:style-name="T10">'path' </text:span><text:span text:style-name="T22">=&gt;</text:span><text:span text:style-name="T10"> </text:span><text:span text:style-name="T21">string</text:span><text:span text:style-name="T10"> </text:span><text:span text:style-name="T24">'path/file.php'</text:span><text:span text:style-name="T10"> </text:span><text:span text:style-name="T19">(length=13)</text:span></text:p>
      <text:p text:style-name="P14"><text:s text:c="2"/><text:span text:style-name="T10">'query' </text:span><text:span text:style-name="T22">=&gt;</text:span><text:span text:style-name="T10"> </text:span><text:span text:style-name="T21">string</text:span><text:span text:style-name="T10"> </text:span><text:span text:style-name="T24">'arg1=value1&amp;arg2=value2'</text:span><text:span text:style-name="T10"> </text:span><text:span text:style-name="T19">(length=23)</text:span></text:p>
      <text:p text:style-name="P12"><text:s text:c="2"/><text:span text:style-name="T10">'fragment' </text:span><text:span text:style-name="T22">=&gt;</text:span><text:span text:style-name="T10"> </text:span><text:span text:style-name="T21">string</text:span><text:span text:style-name="T10"> </text:span><text:span text:style-name="T24">'anchor'</text:span><text:span text:style-name="T10"> </text:span><text:span text:style-name="T19">(length=6)</text:span></text:p>
      <text:p text:style-name="P8"/>
      <text:p text:style-name="P9">Oui, les résultats sont conformes car notre version de PHP est supérieure à la version 5.4.5.</text:p>
      <text:p text:style-name="P5"/>
      <text:p text:style-name="P6">3. Le script PHP réalisé donne le résultat suivant :</text:p>
      <text:p text:style-name="P7"><text:span text:style-name="T5">C:\wamp\www\WIM2_BOURDON_Lois\ex1\test_parse_url_2.php:14:string</text:span><text:span text:style-name="T6"> </text:span><text:span text:style-name="T9">'username'</text:span><text:span text:style-name="T6"> </text:span><text:span text:style-name="T7">(length=8)</text:span></text:p>
      <text:p text:style-name="P11"><text:span text:style-name="T20">C:\wamp\www\WIM2_BOURDON_Lois\ex1\test_parse_url_2.php:14:</text:span><text:span text:style-name="T26">null</text:span></text:p>
      <text:p text:style-name="P11"><text:span text:style-name="T20">C:\wamp\www\WIM2_BOURDON_Lois\ex1\test_parse_url_2.php:14:string</text:span> <text:span text:style-name="T23">'http'</text:span> <text:span text:style-name="T18">(length=4)</text:span></text:p>
      <text:p text:style-name="P11"><text:span text:style-name="T20">C:\wamp\www\WIM2_BOURDON_Lois\ex1\test_parse_url_2.php:14:string</text:span> <text:span text:style-name="T23">'subdom.hostname.com'</text:span> <text:span text:style-name="T18">(length=19)</text:span></text:p>
      <text:p text:style-name="P11"><text:span text:style-name="T20">C:\wamp\www\WIM2_BOURDON_Lois\ex1\test_parse_url_2.php:14:string</text:span> <text:span text:style-name="T23">'/path/file.php'</text:span> <text:span text:style-name="T18">(length=14)</text:span></text:p>
      <text:p text:style-name="P11"><text:span text:style-name="T20">C:\wamp\www\WIM2_BOURDON_Lois\ex1\test_parse_url_2.php:14:string</text:span> <text:span text:style-name="T23">'arg1=value1&amp;arg2=value2'</text:span> <text:span text:style-name="T18">(length=23)</text:span></text:p>
      <text:p text:style-name="P11"><text:soft-page-break/><text:span text:style-name="T20">C:\wamp\www\WIM2_BOURDON_Lois\ex1\test_parse_url_2.php:14:string</text:span> <text:span text:style-name="T23">'anchor'</text:span> <text:span text:style-name="T18">(length=6)</text:span></text:p>
      <text:p text:style-name="P6"><text:tab/>B – Etude de la fonction parse_str</text:p>
      <text:p text:style-name="P27"><text:span text:style-name="T28">1.</text:span></text:p>
      <text:p text:style-name="P27">La fonction parse_str analyse une requete HTTP. </text:p>
      <text:p text:style-name="P6">Sa signature est : <text:span text:style-name="T13">void parse_str ( string $str [, array &amp;$arr ] )</text:span> </text:p>
      <text:p text:style-name="P6">La fonction analyse une chaine de caractère (str), puis créer toutes les variables qu’elle repère avec leurs valeurs respectives.</text:p>
      <text:p text:style-name="P28">Le premier paramètre est str, <text:span text:style-name="T27">qui correspond à une chaine d’entrée.</text:span></text:p>
      <text:p text:style-name="P29">Si le deuxième paramètre arr est founi, les variables y seront stockées, sous forme d’index de tableau.</text:p>
      <text:p text:style-name="P30">Aucune valeur n’est retournée.</text:p>
      <text:p text:style-name="P31">2. <text:s/><text:span text:style-name="T29">On obtient ceci :</text:span></text:p>
      <text:p text:style-name="P15">C:\wamp\www\WIM2_BOURDON_Lois\ex1\test_parse_str.php:11:</text:p>
      <text:p text:style-name="P13"><text:span text:style-name="T12">array</text:span> <text:span text:style-name="T18">(size=2)</text:span></text:p>
      <text:p text:style-name="P14"><text:s text:c="2"/><text:span text:style-name="T10">'arg1' </text:span><text:span text:style-name="T22">=&gt;</text:span><text:span text:style-name="T10"> </text:span><text:span text:style-name="T21">string</text:span><text:span text:style-name="T10"> </text:span><text:span text:style-name="T24">'value1'</text:span><text:span text:style-name="T10"> </text:span><text:span text:style-name="T19">(length=6)</text:span></text:p>
      <text:p text:style-name="P12"><text:s text:c="2"/><text:span text:style-name="T10">'arg2' </text:span><text:span text:style-name="T22">=&gt;</text:span><text:span text:style-name="T10"> </text:span><text:span text:style-name="T21">string</text:span><text:span text:style-name="T10"> </text:span><text:span text:style-name="T24">'value2'</text:span><text:span text:style-name="T10"> </text:span><text:span text:style-name="T19">(length=6)</text:span></text:p>
      <text:p text:style-name="P10">C:\wamp\www\WIM2_BOURDON_Lois\ex1\test_parse_str.php:11:</text:p>
      <text:p text:style-name="P13"><text:span text:style-name="T12">array</text:span> <text:span text:style-name="T18">(size=2)</text:span></text:p>
      <text:p text:style-name="P14"><text:s text:c="2"/><text:span text:style-name="T10">'q' </text:span><text:span text:style-name="T22">=&gt;</text:span><text:span text:style-name="T10"> </text:span><text:span text:style-name="T21">string</text:span><text:span text:style-name="T10"> </text:span><text:span text:style-name="T24">'module1/fonction1'</text:span><text:span text:style-name="T10"> </text:span><text:span text:style-name="T19">(length=17)</text:span></text:p>
      <text:p text:style-name="P14"><text:s text:c="2"/><text:span text:style-name="T10">'arg' </text:span><text:span text:style-name="T22">=&gt;</text:span><text:span text:style-name="T10"> </text:span></text:p>
      <text:p text:style-name="P14"><text:s text:c="4"/><text:span text:style-name="T11">array</text:span><text:span text:style-name="T10"> </text:span><text:span text:style-name="T19">(size=2)</text:span></text:p>
      <text:p text:style-name="P14"><text:s text:c="6"/><text:span text:style-name="T10">0 </text:span><text:span text:style-name="T22">=&gt;</text:span><text:span text:style-name="T10"> </text:span><text:span text:style-name="T21">string</text:span><text:span text:style-name="T10"> </text:span><text:span text:style-name="T24">'value1'</text:span><text:span text:style-name="T10"> </text:span><text:span text:style-name="T19">(length=6)</text:span></text:p>
      <text:p text:style-name="P12"><text:s text:c="6"/><text:span text:style-name="T10">1 </text:span><text:span text:style-name="T22">=&gt;</text:span><text:span text:style-name="T10"> </text:span><text:span text:style-name="T21">string</text:span><text:span text:style-name="T10"> </text:span><text:span text:style-name="T24">'value2'</text:span><text:span text:style-name="T10"> </text:span><text:span text:style-name="T19">(length=6)</text:span></text:p>
      <text:p text:style-name="P10">C:\wamp\www\WIM2_BOURDON_Lois\ex1\test_parse_str.php:11:</text:p>
      <text:p text:style-name="P13"><text:span text:style-name="T12">array</text:span> <text:span text:style-name="T18">(size=2)</text:span></text:p>
      <text:p text:style-name="P14"><text:s text:c="2"/><text:span text:style-name="T10">'q' </text:span><text:span text:style-name="T22">=&gt;</text:span><text:span text:style-name="T10"> </text:span><text:span text:style-name="T21">string</text:span><text:span text:style-name="T10"> </text:span><text:span text:style-name="T24">'module1/fonction1?arg1=value1'</text:span><text:span text:style-name="T10"> </text:span><text:span text:style-name="T19">(length=29)</text:span></text:p>
      <text:p text:style-name="P12"><text:s text:c="2"/><text:span text:style-name="T10">'arg2' </text:span><text:span text:style-name="T22">=&gt;</text:span><text:span text:style-name="T10"> </text:span><text:span text:style-name="T21">string</text:span><text:span text:style-name="T10"> </text:span><text:span text:style-name="T24">'value2'</text:span><text:span text:style-name="T10"> </text:span><text:span text:style-name="T19">(length=6)</text:span></text:p>
      <text:p text:style-name="P32">Oui, les résultats sont conformes, car </text:p>
      <text:p text:style-name="P33"><text:span text:style-name="T29"><text:tab/>C – </text:span>Etude des fonctions urldecode, rawurldecode, urlencode, rawurlencode et http_build_query</text:p>
      <text:p text:style-name="P32">1. <text:span text:style-name="T30">Urldecode va décoder une chaine </text:span><text:span text:style-name="T31">encodée</text:span><text:span text:style-name="T30"> URL alors que rawurldecode va décoder une chaine URL.</text:span></text:p>
      <text:p text:style-name="P34">Urldecode décode toutes les séquences et les remplace par leur valeur. Or, rawurldecode retourne la chaine str, sous la forme d’une chaine de caractère. <text:span text:style-name="T32">De plus, rawurldecode ne traduit pas les + en espace.</text:span></text:p>
      <text:p text:style-name="P35">2.<text:span text:style-name="T32"> </text:span>Urlencode <text:span text:style-name="T32">et rawurlencode </text:span>enco<text:span text:style-name="T32">d</text:span>e<text:span text:style-name="T32">nt</text:span> une chaine en URL, <text:span text:style-name="T32">mais la chaine fournie doit etre en accord avec la norme RFC 3986 pour rawurlencode.</text:span></text:p>
      <text:p text:style-name="P36"><text:soft-page-break/>3. La fonction http_build_query génère une chaine de requete en encodage URL, construite à partir du tableau indexé ou associatif query.</text:p>
      <text:p text:style-name="P37">4.1</text:p>
      <text:p text:style-name="P39"><text:span text:style-name="T33">Résultat : </text:span></text:p>
      <text:p text:style-name="P38"><text:span text:style-name="T8">var_dump de $_GET :</text:span></text:p>
      <text:p text:style-name="P17">C:\wamp\www\WIM2_BOURDON_Lois\ex1\test_url_code_1.php:8:</text:p>
      <text:p text:style-name="P22"><text:span text:style-name="T12">array</text:span> <text:span text:style-name="T18">(size=2)</text:span></text:p>
      <text:p text:style-name="P23"><text:s text:c="2"/><text:span text:style-name="T10">'var1' </text:span><text:span text:style-name="T22">=&gt;</text:span><text:span text:style-name="T10"> string </text:span><text:span text:style-name="T24">'�'</text:span><text:span text:style-name="T10"> </text:span><text:span text:style-name="T19">(length=1)</text:span></text:p>
      <text:p text:style-name="P19"><text:s text:c="2"/><text:span text:style-name="T10">'var2' </text:span><text:span text:style-name="T22">=&gt;</text:span><text:span text:style-name="T10"> string </text:span><text:span text:style-name="T24">'º'</text:span><text:span text:style-name="T10"> </text:span><text:span text:style-name="T19">(length=2)</text:span></text:p>
      <text:p text:style-name="P44"><text:span text:style-name="T8">Ré encodage de $_GET par http_build_query($_GET) : var1=%BA&amp;var2=%C2%BA</text:span><text:line-break/><text:line-break/><text:span text:style-name="T8">urldecode(http_build_query ($_GET)) = var1=�&amp;var2=º</text:span><text:line-break/><text:line-break/><text:span text:style-name="T8">$_SERVER["REQUEST_URI"] = /wim2_bourdon_lois/ex1/test_parse_url_code_1.php?var1=%BA&amp;var2=%C2%BA</text:span><text:line-break/><text:span text:style-name="T8">urldecode($_SERVER["REQUEST_URI"]) = /wim2_bourdon_lois/ex1/test_url_code_1.php?var1=�&amp;var2=º</text:span> </text:p>
      <text:p text:style-name="P44"/>
      <text:p text:style-name="P43">Explication des résultats :</text:p>
      <text:p text:style-name="P40">$_GET est un tableau associatif des valeurs passées au script courant via les paramètres d'URL.</text:p>
      <text:p text:style-name="P40">On va d’abord afficher les informations de cette variable avec var_dump.</text:p>
      <text:p text:style-name="P41">Ensuite, on va générer une chaine de requete en encodage URL de cette variable $_GET. <text:span text:style-name="T34">Puis on va décoder l’encodage réalisé précédemment. </text:span></text:p>
      <text:p text:style-name="P41"><text:span text:style-name="T34">Pour finir, après avoir <text:s/>déclaré une variable $x qui permettra d’enregistrer l’URL, on décodera le tout pour obtenir l’URL finale.</text:span></text:p>
      <text:p text:style-name="P42">4.2.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Fira Mono" svg:font-family="'Fira Mono', 'Source Code Pro', monospace"/>
    <style:font-face style:name="Fira Sans" svg:font-family="'Fira Sans', 'Source Sans Pro', Helvetica, Arial, sans-serif"/>
    <style:font-face style:name="Mangal1" svg:font-family="Mangal"/>
    <style:font-face style:name="Times New Roman" svg:font-family="'Times New Roman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3c24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OURDON Loïs<text:tab/><text:tab/>15/09/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08:36:55.064000000</meta:creation-date>
    <dc:date>2016-09-15T12:24:35.976000000</dc:date>
    <meta:editing-duration>PT1H4S</meta:editing-duration>
    <meta:editing-cycles>11</meta:editing-cycles>
    <meta:generator>LibreOffice/5.1.3.2$Windows_x86 LibreOffice_project/644e4637d1d8544fd9f56425bd6cec110e49301b</meta:generator>
    <meta:document-statistic meta:table-count="0" meta:image-count="0" meta:object-count="0" meta:page-count="4" meta:paragraph-count="119" meta:word-count="761" meta:character-count="6757" meta:non-whitespace-character-count="5980"/>
  </office:meta>
</office:document-meta>
</file>